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Titre" style:master-page-name="MP0" style:family="paragraph">
      <style:paragraph-properties fo:break-before="page"/>
    </style:style>
    <style:style style:name="P2" style:parent-style-name="Titre1" style:family="paragraph">
      <style:text-properties style:language-asian="fr" style:country-asian="FR"/>
    </style:style>
    <style:style style:name="P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 style:parent-style-name="Titre1" style:family="paragraph">
      <style:text-properties style:language-asian="fr" style:country-asian="FR"/>
    </style:style>
    <style:style style:name="P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4" style:parent-style-name="Titre1" style:family="paragraph">
      <style:text-properties style:language-asian="fr" style:country-asian="FR"/>
    </style:style>
    <style:style style:name="P1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7" style:parent-style-name="Titre1" style:family="paragraph">
      <style:text-properties style:language-asian="fr" style:country-asian="FR"/>
    </style:style>
    <style:style style:name="P1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2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3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4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5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6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7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8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9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0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0" style:parent-style-name="Titre1" style:family="paragraph">
      <style:text-properties style:language-asian="fr" style:country-asian="FR"/>
    </style:style>
    <style:style style:name="P11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2" style:parent-style-name="Titre1" style:family="paragraph">
      <style:text-properties style:language-asian="fr" style:country-asian="FR"/>
    </style:style>
    <style:style style:name="P11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18" style:parent-style-name="Titre1" style:family="paragraph">
      <style:text-properties style:language-asian="fr" style:country-asian="FR"/>
    </style:style>
    <style:style style:name="P11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2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2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2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2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style:style style:name="P12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fr" style:country-asian="FR"/>
    </style:style>
  </office:automatic-styles>
  <office:body>
    <office:text text:use-soft-page-breaks="true">
      <text:p text:style-name="P1"><text:span text:style-name="tuc">O</text:span>rganisation démocratique globale en 5 niveaux d'assemblées</text:p>
      <text:h text:style-name="P2" text:outline-level="1">I. Introduction</text:h>
      <text:p text:style-name="P3">Une organisation démocratique doit permettre à chaque individu de prendre part aux décisions le concernant.<text:s/>La voix de chacun doit compter à niveau égal des concernés.</text:p>
      <text:p text:style-name="P4">Les choix que chaque individu a à prendre peut se faire pour des décisions locales (par exemple concernant la ville/le village où il réside) comme pour des choix impliquant une communauté plus vaste (par exemple concernant toute l'Humanité)</text:p>
      <text:p text:style-name="P5">Les habitants d'une ville ne peuvent pas interférer dans la prise de décisions d'une assemblée d'une autre ville, mais les habitants des 2 villes auront à choisir de manière égale concernant des décisions de niveau planétaire.</text:p>
      <text:p text:style-name="P6">C'est pourquoi il est nécessaire d'établir une organisation à différents niveaux d'assemblées.</text:p>
      <text:h text:style-name="P7" text:outline-level="1">II. Les niveaux d'assemblée</text:h>
      <text:p text:style-name="P8">Nous proposons une organisation démocratique sur 5 niveaux d'assemblées (NA) qui sont, de la plus petite zone géographique à la plus grande :</text:p>
      <text:list text:style-name="LFO1" text:continue-numbering="true">
        <text:list-item>
          <text:p text:style-name="P9">1er niveau d'assemblée (NA1) : zone de voisinage. Il correspond à un quartier de village ou de ville.</text:p>
        </text:list-item>
        <text:list-item>
          <text:p text:style-name="P10">2ème niveau d'assemblée (NA2): zone d'habitation. Il correspond à un village ou une ville.</text:p>
        </text:list-item>
        <text:list-item>
          <text:p text:style-name="P11">3ème niveau d'assemblée (NA3) : zone ressources. Il correspond à un territoire comprenant les zones d'habitations dépendantes de celui-ci en ressources alimentaires.</text:p>
        </text:list-item>
        <text:list-item>
          <text:p text:style-name="P12">4ème niveau d'assemblée (NA4) : zone culturelle. Il correspond à une communauté culturelle. Il s'agit de ce qu'on appelle aujourd'hui les « nations ». Le terme « nation » est un terme de séparation politique, économique, sociale et culturelle. Dans un monde sans argent, il ne s'agira plus que de zones de différences culturelles.</text:p>
        </text:list-item>
        <text:list-item>
          <text:p text:style-name="P13">5ème niveau d'assemblée (NA5) : zone monde.</text:p>
        </text:list-item>
      </text:list>
      <text:h text:style-name="P14" text:outline-level="1">III. L'assemblée autonome</text:h>
      <text:p text:style-name="P15">Nous appelons « assemblée autonome » une assemblée qui réunit l'ensemble des membres d'une communauté ou de leurs représentants, et qui ont en communs des choix impliquant et concernant uniquement les membres de la communauté.</text:p>
      <text:p text:style-name="P16">Les assemblées sont dites « autonomes » car elles ont leur propre règlement intérieur et leur propre mode de fonctionnement. Elles en assurent le bon déroulement et la coordination des communautés de niveau sous-jacent représentées le cas échéant.</text:p>
      <text:soft-page-break/>
      <text:h text:style-name="P17" text:outline-level="1">IV. Organisation générale</text:h>
      <text:h text:style-name="Titre2" text:outline-level="2">Assemblée autonome de niveau 1 (AA1) : son quartier</text:h>
      <text:h text:style-name="Titre3" text:outline-level="3">Les objectifs internes :</text:h>
      <text:list text:style-name="LFO2" text:continue-numbering="true">
        <text:list-item>
          <text:p text:style-name="P18">faire connaissance, sympathiser</text:p>
        </text:list-item>
        <text:list-item>
          <text:p text:style-name="P19">assurer le bon déroulement de la vie de quartier</text:p>
        </text:list-item>
        <text:list-item>
          <text:p text:style-name="P20">proposer des initiatives écologiques, humaines, conviviales, festives</text:p>
        </text:list-item>
        <text:list-item>
          <text:p text:style-name="P21">proposer des<text:s/>stratégies d'action et des objectifs à atteindre</text:p>
        </text:list-item>
        <text:list-item>
          <text:p text:style-name="P22">assurer une bonne entente avec les AA1 du même village ou de la même ville</text:p>
        </text:list-item>
        <text:list-item>
          <text:p text:style-name="P23">intégrer des énergies propres</text:p>
        </text:list-item>
        <text:list-item>
          <text:p text:style-name="P24">diminuer les coûts énergétiques des habitations</text:p>
        </text:list-item>
        <text:list-item>
          <text:p text:style-name="P25">entretenir les espaces verts</text:p>
        </text:list-item>
        <text:list-item>
          <text:p text:style-name="P26">développer l'agriculture<text:s/>urbaine pour les villes</text:p>
        </text:list-item>
        <text:list-item>
          <text:p text:style-name="P27">assurer la propreté et l'entretien du quartier (si la gestion ne se fait pas au niveau AA2)</text:p>
        </text:list-item>
        <text:list-item>
          <text:p text:style-name="P28">répartir équitablement les tâches communes</text:p>
        </text:list-item>
        <text:list-item>
          <text:p text:style-name="P29">établir le règlement intérieur du quartier</text:p>
        </text:list-item>
      </text:list>
      <text:h text:style-name="Titre3" text:outline-level="3">Les objectifs externes:</text:h>
      <text:list text:style-name="LFO3" text:continue-numbering="true">
        <text:list-item>
          <text:p text:style-name="P30">débattre des mesures, propositions, demandes, problèmes qui impliquent un NA plus large (zone ville, zone ressource, zone culture ou zone monde) dont fait partie cette AA1</text:p>
        </text:list-item>
        <text:list-item>
          <text:p text:style-name="P31">désigner un porte-parole qui participera à l'AA2 avec les autres porte-paroles de la zone d'habitation commune (ville ou village)</text:p>
        </text:list-item>
      </text:list>
      <text:h text:style-name="Titre3" text:outline-level="3">Remarques :</text:h>
      <text:p text:style-name="P32">La désignation du porte-parole se fait par décision de l'assemblée selon le choix qu'elle souhaitera : par volontariat, à tour de rôle, tirage au sort ou vote. Une assemblée peut désigner quelqu'un qui se porte volontaire et qu'elle considère comme bon porte-parole, tout comme le changer à tour de rôle.</text:p>
      <text:h text:style-name="Titre2" text:outline-level="2">Assemblée autonome de niveau 2 (AA2) : sa ville, son village</text:h>
      <text:h text:style-name="Titre3" text:outline-level="3">Description :</text:h>
      <text:p text:style-name="P33">Une AA2 regroupe l'ensemble des porte-paroles des AA1 et représente l'assemblée des habitants d'une même<text:s/>zone d'habitations (ville ou village).</text:p>
      <text:h text:style-name="Titre3" text:outline-level="3">Les objectifs internes :</text:h>
      <text:list text:style-name="LFO4" text:continue-numbering="true">
        <text:list-item>
          <text:p text:style-name="P34">mettre à l'ordre du jour les propositions, demandes, problèmes des différentes AA1</text:p>
        </text:list-item>
        <text:list-item>
          <text:p text:style-name="P35">assurer la coordination et la communication entre les AA1</text:p>
        </text:list-item>
        <text:list-item>
          <text:p text:style-name="P36">débattre sur les initiatives proposés</text:p>
        </text:list-item>
        <text:list-item>
          <text:p text:style-name="P37">trouver des<text:s/>arrangements</text:p>
        </text:list-item>
        <text:list-item>
          <text:p text:style-name="P38">proposer des stratégies d'action et des objectifs de résultats</text:p>
        </text:list-item>
        <text:list-item>
          <text:p text:style-name="P39">diminuer l'impact écologique de la zone d'habitations</text:p>
        </text:list-item>
        <text:list-item>
          <text:p text:style-name="P40">répartir équitablement les tâches communes</text:p>
        </text:list-item>
        <text:list-item>
          <text:p text:style-name="P41">gérer la propreté de la zone d'habitations</text:p>
        </text:list-item>
        <text:list-item>
          <text:p text:style-name="P42">gérer ses déchets</text:p>
        </text:list-item>
        <text:list-item>
          <text:p text:style-name="P43">établir le règlement intérieur de la zone d'habitations</text:p>
        </text:list-item>
      </text:list>
      <text:h text:style-name="Titre3" text:outline-level="3">Les objectifs externes :</text:h>
      <text:list text:style-name="LFO5" text:continue-numbering="true">
        <text:list-item>
          <text:p text:style-name="P44">débattre des mesures, propositions, demandes, problèmes qui impliquent un NA plus large (zone ressource, zone culture ou zone monde) dont font partie toutes les AA sous-jacentes.</text:p>
        </text:list-item>
        <text:list-item>
          <text:p text:style-name="P45">regrouper les idées similaires et les synthétiser (qui seront à l'ordre du jour de la prochaine AA3).</text:p>
        </text:list-item>
        <text:list-item>
          <text:p text:style-name="P46">désigner le porte-parole qui participera à l'AA3 de la zone de ressources dont elle dépend. Il rejoindra les autres porte-paroles des AA2 de la zone de ressources communes<text:s/>à toutes les AA2.</text:p>
        </text:list-item>
      </text:list>
      <text:h text:style-name="Titre3" text:outline-level="3">Remarques :</text:h>
      <text:p text:style-name="P47">La désignation du porte-parole se fait par décision de l'assemblée selon le choix qu'elle souhaitera : par volontariat, à tour de rôle, tirage au sort, vote ou autre. Une assemblée peut désigner quelqu'un qui se porte volontaire et qu'elle considère comme « bon porte-parole », comme il lui est possible de le changer à chaque assemblée.</text:p>
      <text:p text:style-name="P48">Les porte-paroles des AA1 ont pour objectifs, lors d'une AA2, de faire « monter » les demandes, propositions, initiatives ou problèmes soulevés<text:s/>lors de leurs AA1 respectives et qui nécessiteraient la collaboration, le soutien ou acceptation des autres AA1.</text:p>
      <text:p text:style-name="P49">En aucun cas les porte-paroles ne peuvent prendre de décision, sauf en cas de consensus évident.</text:p>
      <text:p text:style-name="P50">Les porte-paroles ont pour mission de retransmettre un compte rendu de l'AA2 à leur AA1 respectives qui sera à l'ordre du jour de la prochaine AA1. Il peut s'agir de mener un action d'aide collective pour un quartier ou une famille en difficulté tout comme la prise de décision concernant toute la zone<text:s/>d'habitations (ex : pistes cyclables, entretien des déchets, etc).</text:p>
      <text:p text:style-name="P51">En cas de litige, divergence ou désaccord entre 2 ou plusieurs AA1 sur une prise de décision, les porte-paroles doivent assurer la communication entre leurs AA1 et chercher un terrain d'entente, en privilégiant sans cesse le consensus. Si celui-ci n'est pas obtenu, ils seront tenus de mettre en place un vote par leur moyen et sur le mode de leur choix (50%+1, les 2/3, les 3/4, ou autre). Ils peuvent choisir de faire appel à un jury de citoyens indépendants, choisis aléatoirement, ou tout autre mode de prise de décision démocratique.</text:p>
      <text:p text:style-name="P52">Lors d'un désaccord entre 2 parties ou plus, le plus grand nombre n'a en aucun cas plus de pouvoir que le plus petit nombre tant qu'il est possible de mettre en<text:s/>place ce qui satisferait chacune des parties.</text:p>
      <text:p text:style-name="P53">Dans un monde libre, chacun est libre de ne pas participer aux assemblées et décisions des choix concernant le commun de ses membres. Il n'est pas possible d'envisager une sanction pour quelqu'un qui ne participerait pas aux tâches communes. Si après discussion un membre d'une communauté refuse de faire sa part, il est néanmoins possible pour la communauté de se fermer à lui.</text:p>
      <text:soft-page-break/>
      <text:h text:style-name="Titre2" text:outline-level="2">Assemblée autonome de niveau 3 (AA3) : sa zone de ressource</text:h>
      <text:h text:style-name="Titre3" text:outline-level="3">Description :</text:h>
      <text:p text:style-name="P54">Une AA3 regroupe l'ensemble des porte-paroles des AA2 et représente l'assemblée des zones d'habitations (villes et villages) qui partagent un territoire commun en tant que ressources alimentaires. La zone qu'elle représente géographiquement est cette zone ressource.</text:p>
      <text:h text:style-name="Titre3" text:outline-level="3">Les objectifs internes :</text:h>
      <text:list text:style-name="LFO6" text:continue-numbering="true">
        <text:list-item>
          <text:p text:style-name="P55">mettre à l'ordre du jour les propositions, demandes, problèmes des différentes AA ici représentées</text:p>
        </text:list-item>
        <text:list-item>
          <text:p text:style-name="P56">assurer la coordination et la communication entre les AA2</text:p>
        </text:list-item>
        <text:list-item>
          <text:p text:style-name="P57">assurer une bonne communication et entente avec les AA3 voisines</text:p>
        </text:list-item>
        <text:list-item>
          <text:p text:style-name="P58">débattre<text:s/>sur les initiatives proposées</text:p>
        </text:list-item>
        <text:list-item>
          <text:p text:style-name="P59">proposer des stratégies d'action et des objectifs de résultats</text:p>
        </text:list-item>
        <text:list-item>
          <text:p text:style-name="P60">diminuer l'impact écologique de la zone ressource</text:p>
        </text:list-item>
        <text:list-item>
          <text:p text:style-name="P61">développer les énergies propres</text:p>
        </text:list-item>
        <text:list-item>
          <text:p text:style-name="P62">assurer la protection et l'entretien de la zone de ressource (permaculture, agro-écologie, paysage, etc)</text:p>
        </text:list-item>
        <text:list-item>
          <text:p text:style-name="P63">assurer le bon fonctionnement entre la zone ressource et les zones d'habitations qu'elle pourvoit : production, transport, distribution</text:p>
        </text:list-item>
        <text:list-item>
          <text:p text:style-name="P64">répartir équitablement les tâches communes</text:p>
        </text:list-item>
        <text:list-item>
          <text:p text:style-name="P65">assurer le transit du surplus alimentaire vers des zones en difficulté</text:p>
        </text:list-item>
        <text:list-item>
          <text:p text:style-name="P66">échanger les expériences avec les autres AA3 afin d'améliorer le fonctionnement</text:p>
        </text:list-item>
        <text:list-item>
          <text:p text:style-name="P67">établir le règlement intérieur de la zone ressource</text:p>
        </text:list-item>
        <text:list-item>
          <text:p text:style-name="P68">pour le bien de l'environnement et l'autonomie générale, un des objectifs à long terme pour chaque zone<text:s/>ressource est de devenir également une zone d'autonomie en énergie (diminution de ses coûts énergétiques et développement d'énergies propres).</text:p>
        </text:list-item>
      </text:list>
      <text:h text:style-name="Titre3" text:outline-level="3">Les objectifs externes :</text:h>
      <text:list text:style-name="LFO7" text:continue-numbering="true">
        <text:list-item>
          <text:p text:style-name="P69">débattre des mesures, propositions, demandes, problèmes qui impliquent un NA plus élevées (zone culture ou zone monde)</text:p>
        </text:list-item>
        <text:list-item>
          <text:p text:style-name="P70">regrouper les idées similaires et les synthétiser (qui seront à l'ordre du jour de la prochaine AA4)</text:p>
        </text:list-item>
        <text:list-item>
          <text:p text:style-name="P71">désigner le porte-parole qui participera à l'AA4 de la zone culture dont fait partie cette AA3. Il rejoindra les autres porte-paroles des autres AA3 de la même zone culture.</text:p>
        </text:list-item>
      </text:list>
      <text:h text:style-name="Titre3" text:outline-level="3">Remarques :</text:h>
      <text:p text:style-name="P72">La désignation du porte-parole se fait par décision de l'assemblée selon le choix qu'elle souhaitera : par volontariat, à tour de rôle, tirage au sort, vote ou autre. Une assemblée peut désigner<text:s/>quelqu'un qui se porte volontaire et qu'elle considère comme « bon porte-parole », comme il lui est possible de le changer à chaque assemblée.</text:p>
      <text:p text:style-name="P73">Les porte-paroles des AA3 ont pour objectifs lors d'une AA4, de faire « monter » les demandes, propositions, initiatives ou problèmes soulevés lors de leurs AA représentés.</text:p>
      <text:soft-page-break/>
      <text:p text:style-name="P74">En aucun cas les porte-paroles ne peuvent prendre de décision, sauf en cas de consensus évident.</text:p>
      <text:p text:style-name="P75">Les porte-paroles ont pour mission de retransmettre un compte-rendu de l'AA3 à toutes les AA1 représentées.</text:p>
      <text:p text:style-name="P76">En cas de litige, divergence ou désaccord entre 2 ou plusieurs AA2 sur une prise de décision, les porte-paroles doivent chercher un terrain d'entente, en privilégiant sans cesse le consensus. Si celui-ci n'est pas obtenu, ils seront tenus de mettre en place un vote de tous les membres représentés par cette AA3. Ce vote sera effectué par leur moyen et sur le mode de leur choix (50%+1, les 2/3, les 3/4, ou autre). Ils peuvent choisir de faire appel à un jury de citoyens indépendants, choisis aléatoirement, ou tout autre mode de prise de décision démocratique.</text:p>
      <text:p text:style-name="P77">Lors d'un désaccord entre 2 parties ou plus, le plus grand nombre n'a en aucun cas plus de pouvoir que le plus petit nombre tant qu'il est possible de mettre en place ce qui satisferait chacune<text:s/>des parties.</text:p>
      <text:h text:style-name="Titre2" text:outline-level="2">Assemblée autonome de niveau 4 (AA4) : sa zone culturelle</text:h>
      <text:h text:style-name="Titre3" text:outline-level="3">Description :</text:h>
      <text:p text:style-name="P78">Une AA4 regroupe l'ensemble des porte-paroles des AA3 de sa zone géographique et représente l'assemblée des habitants d'une zone culturelle commune.</text:p>
      <text:p text:style-name="P79">La zone culturelle est<text:s/>géographiquement ce qui est aujourd'hui les nations (avec futurs regroupements possibles ou autre évolution). Aujourd'hui les habitants de 2 nations différentes ont des gouvernements différents, sont soumis à des lois et organisations différentes, et ont<text:s/>une culture différente. C'est pourquoi, dans le Monde Libre, nous pensons qu'il est préférable de parler de « zones culturelles » plutôt que de nations. Le mode d'organisation selon l'ODG5 ne suppose que très peu de différences dans ses fondements entre les différentes cultures, mais au contraire une certaine homogénéité planétaire.</text:p>
      <text:p text:style-name="P80">Les assemblées de niveau 4 permettent avant tout de coordonner les AA3 (facilitée par une culture et une langue communes) et d'avoir un niveau intermédiaire entre elles et l'assemblée universelle de niveau planétaire : l'AA5.</text:p>
      <text:h text:style-name="Titre3" text:outline-level="3">Les objectifs internes :</text:h>
      <text:list text:style-name="LFO8" text:continue-numbering="true">
        <text:list-item>
          <text:p text:style-name="P81">mettre à l'ordre du jour les propositions, demandes, problèmes des différentes AA1, AA2 et AA3 ainsi représentées</text:p>
        </text:list-item>
        <text:list-item>
          <text:p text:style-name="P82">assurer la coordination et la communication entre les AA3</text:p>
        </text:list-item>
        <text:list-item>
          <text:p text:style-name="P83">assurer une bonne communication et ententes avec les AA4 afin de faciliter les échanges et l'entente</text:p>
        </text:list-item>
        <text:list-item>
          <text:p text:style-name="P84">débattre sur les initiatives proposées</text:p>
        </text:list-item>
        <text:list-item>
          <text:p text:style-name="P85">proposer des stratégies d'action et des objectifs de résultats</text:p>
        </text:list-item>
        <text:list-item>
          <text:p text:style-name="P86">assurer la protection et l'entretien de la zone du territoire de l'AA4 (entretien et conservation des paysages et des sols)</text:p>
        </text:list-item>
        <text:list-item>
          <text:p text:style-name="P87">optimiser les différents réseaux de transports</text:p>
        </text:list-item>
        <text:list-item>
          <text:p text:style-name="P88">établir le règlement intérieur de la zone culture</text:p>
        </text:list-item>
        <text:list-item>
          <text:p text:style-name="P89">répartir équitablement les tâches communes</text:p>
        </text:list-item>
      </text:list>
      <text:h text:style-name="Titre3" text:outline-level="3">Les objectifs externes :</text:h>
      <text:soft-page-break/>
      <text:list text:style-name="LFO9" text:continue-numbering="true">
        <text:list-item>
          <text:p text:style-name="P90">débattre des mesures, propositions, demandes, problèmes de niveau planétaire des AA sous-jacentes</text:p>
        </text:list-item>
        <text:list-item>
          <text:p text:style-name="P91">regrouper les idées similaires et les synthétiser (qui seront à l'ordre du jour de la prochaine AA5)</text:p>
        </text:list-item>
        <text:list-item>
          <text:p text:style-name="P92">désigner le porte-parole qui participera à l'AA5. Il rejoindra les autres porte-paroles<text:s/>des autres AA4.</text:p>
        </text:list-item>
      </text:list>
      <text:h text:style-name="Titre3" text:outline-level="3">Remarques :</text:h>
      <text:p text:style-name="P93">La désignation du porte-parole se fait par décision de l'assemblée selon le choix qu'elle souhaitera : par volontariat, à tour de rôle, tirage au sort, vote ou autre. Une assemblée peut désigner quelqu'un qui se porte volontaire et qu'elle considère comme « bon porte-parole », comme il lui est possible de le changer à chaque assemblée.</text:p>
      <text:p text:style-name="P94">Les porte-paroles des AA4 ont pour objectifs lors d'une AA5 de faire « monter » les demandes, propositions, initiatives ou problèmes soulevés lors de leurs AA (tout niveau) représentés.</text:p>
      <text:p text:style-name="P95">En aucun cas les porte-paroles ne peuvent prendre de décision, sauf en cas de consensus évident.</text:p>
      <text:p text:style-name="P96">Les porte-paroles ont pour mission de retransmettre un compte-rendu de l'AA4 à toutes les AA1 représentées.</text:p>
      <text:p text:style-name="P97">En cas de<text:s/>litige, divergence ou désaccord entre 2 ou plusieurs AA3 sur une prise de décision, les porte-paroles doivent chercher un terrain d'entente, en privilégiant sans cesse le consensus. Si celui-ci n'est pas obtenu, ils seront tenus de mettre en place un vote<text:s/>de tous les membres représentés par ce litige. Ce vote sera effectué par leur moyen et sur le mode de leur choix (50%+1, les 2/3, les 3/4, ou autre). Ils peuvent choisir de faire appel à un jury de citoyens indépendants, choisis aléatoirement, ou tout autre mode de prise de décision démocratique.</text:p>
      <text:p text:style-name="P98">Lors d'un désaccord entre 2 ou plusieurs parties, le plus grand nombre n'a en aucun cas plus de pouvoir qu'un plus petit nombre tant qu'il est possible de mettre en place ce qui satisferait chacune des parties.</text:p>
      <text:h text:style-name="Titre2" text:outline-level="2">Assemblée autonome de niveau 5 (AA5) : la zone monde</text:h>
      <text:h text:style-name="Titre3" text:outline-level="3">Description :</text:h>
      <text:p text:style-name="P99">L'AA5 regroupe l'ensemble des porte-paroles des AA4 et représente l'assemblée unique de notre civilisation.</text:p>
      <text:h text:style-name="Titre3" text:outline-level="3">Les objectifs :</text:h>
      <text:list text:style-name="LFO10" text:continue-numbering="true">
        <text:list-item>
          <text:p text:style-name="P100">débattre des propositions, demandes, problèmes soulevés par les AA4</text:p>
        </text:list-item>
        <text:list-item>
          <text:p text:style-name="P101">assurer l'entente et la coordination des AA4</text:p>
        </text:list-item>
        <text:list-item>
          <text:p text:style-name="P102">assurer la paix dans le monde</text:p>
        </text:list-item>
        <text:list-item>
          <text:p text:style-name="P103">débattre sur des initiatives d'aide ou de protection militaire pour les zones en difficulté</text:p>
        </text:list-item>
        <text:list-item>
          <text:p text:style-name="P104">débattre sur les problèmes démographiques et écologiques</text:p>
        </text:list-item>
        <text:list-item>
          <text:p text:style-name="P105">mettre en place des actions<text:s/>et des objectifs de résultats</text:p>
        </text:list-item>
        <text:list-item>
          <text:p text:style-name="P106">mettre en place un système de lois universelles et des mesures à prendre en cas de non-respect de ces lois</text:p>
        </text:list-item>
        <text:list-item>
          <text:p text:style-name="P107">faire un compte-rendu pour toute la civilisation</text:p>
        </text:list-item>
        <text:list-item>
          <text:p text:style-name="P108">mettre en place un vote de niveau planétaire quand cela est nécessaire</text:p>
        </text:list-item>
        <text:list-item>
          <text:p text:style-name="P109">répartir équitablement les tâches communes</text:p>
        </text:list-item>
      </text:list>
      <text:h text:style-name="P110" text:outline-level="1">V. Les assemblées transversales</text:h>
      <text:p text:style-name="P111">Il est possible d'envisager des assemblées transversales. Elles peuvent être de tout ordre et de toute utilité. Par exemple, nous avons proposé un niveau d'assemblée de type 3 selon le critère du territoire qui permet la ressource alimentaire de différentes communautés de type ville/village. Mais, par exemple, un groupe différent de communautés peuvent être unies par une ressource d'énergie commune. Celles-ci pourront se regrouper lors d'une assemblée transversale pour débattre de la gestion/distribution de cette ressource d'énergie.</text:p>
      <text:h text:style-name="P112" text:outline-level="1">VI. La transition : quand ? comment?</text:h>
      <text:p text:style-name="P113">La transition de notre modèle actuel à l'ODG5 peut commencer dès maintenant, en commençant par faire connaissance avec vos voisins et les habitants de votre quartier. Il est important de créer ce lien de voisinage pour qu'un jour, généralisée au niveau planétaire, l'union de notre civilisation soit complète, comme une grande chaîne continue.</text:p>
      <text:p text:style-name="P114">Favoriser un rapport amical<text:s/>est en plus un moyen de parler et de faire connaître le projet.<text:s/>Au fur et à mesure que le projet évoluera, ces assemblées de niveau 1 pourront s'agrandir en nombre et en volume.</text:p>
      <text:p text:style-name="P115">Par la suite, la base de l'ODG5 permettra d'établir cette pyramide dont les décisions partent de la base et non du sommet. Elle pourra évoluer en fonction de nos choix collectifs.</text:p>
      <text:p text:style-name="P116">Il est normal d'avoir une certaine difficulté aujourd'hui à se projeter dans la mise en place de cette pyramide inversée. En effet, nous fermons un chapitre de notre Histoire pour en écrire un autre : il s'agit d'une page blanche.</text:p>
      <text:p text:style-name="P117">Elle évoluera au fur et à mesure et dévoilera progressivement le nouveau visage de notre civilisation.</text:p>
      <text:h text:style-name="P118" text:outline-level="1">VII. Conclusion</text:h>
      <text:p text:style-name="P119">L'ODG5 ne se veut pas complète et immuable, mais elle est au contraire souple, perfectible, modulable et adaptable. Elle pourra évoluer vers un nombre de niveaux d'assemblées moindre ou supérieure, en fonction de nos choix et de nos besoins.</text:p>
      <text:p text:style-name="P120">Elle permet la mise en place de tout type d'organisation démocratique au sein des communautés, selon le choix de leurs membres.</text:p>
      <text:p text:style-name="P121">Il s'agit essentiellement d'un modèle d'organisation, qui invite tous les<text:s/>modèles démocratiques. Il a pour objectif de mettre en lien et en harmonie une multitude d'assemblées diverses, chacune d'entre elles correspondant à l'image de la communauté qu'elle représente.</text:p>
      <text:p text:style-name="P122">Cette base que nous proposons, permet à toutes les assemblées<text:s/>et à toutes les cultures d'avoir leur propre mode de fonctionnement, et éviter ainsi des tensions et des lourdeurs évitables.</text:p>
      <text:p text:style-name="P123">Ainsi, sans l'accord ou le jugement des assemblées voisines, l'entente et la coordination générales pourront sans cesse s'améliorer et se moduler.</text:p>
      <text:soft-page-break/>
      <text:p text:style-name="P124">Cette multitude ainsi réalisée aura entre autre pour avantage, de mettre à l'essai divers modes de fonctionnement et de permettre, par l'expérience, de connaitre et partager les plus efficaces et les plus bénéfiqu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uc" style:display-name="tuc"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ean-Baptiste HUBER</meta:initial-creator>
    <dc:creator>Jean-Baptiste HUBER</dc:creator>
    <meta:creation-date>2016-04-14T10:19:00Z</meta:creation-date>
    <dc:date>2016-04-14T10:26:00Z</dc:date>
    <meta:template xlink:href="Normal.dotm" xlink:type="simple"/>
    <meta:editing-cycles>2</meta:editing-cycles>
    <meta:editing-duration>PT180S</meta:editing-duration>
    <meta:document-statistic meta:page-count="8" meta:paragraph-count="35" meta:word-count="2720" meta:character-count="17649" meta:row-count="124" meta:non-whitespace-character-count="14964"/>
  </office:meta>
</office:document-meta>
</file>